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d9820" officeooo:paragraph-rsid="001d9820"/>
    </style:style>
    <style:style style:name="P4" style:family="paragraph" style:parent-style-name="Heading_20_2">
      <style:text-properties fo:font-size="14pt" style:font-size-asian="14pt" style:font-size-complex="14pt"/>
    </style:style>
    <style:style style:name="P5" style:family="paragraph" style:parent-style-name="Standard">
      <style:text-properties officeooo:rsid="0027ce2d" officeooo:paragraph-rsid="0027ce2d"/>
    </style:style>
    <style:style style:name="T1" style:family="text">
      <style:text-properties officeooo:rsid="001e39ed"/>
    </style:style>
    <style:style style:name="T2" style:family="text">
      <style:text-properties fo:font-weight="bold" officeooo:rsid="001e39ed" style:font-weight-asian="bold" style:font-weight-complex="bold"/>
    </style:style>
    <style:style style:name="T3" style:family="text">
      <style:text-properties fo:font-weight="bold" officeooo:rsid="0022ab8b" style:font-weight-asian="bold" style:font-weight-complex="bold"/>
    </style:style>
    <style:style style:name="T4" style:family="text">
      <style:text-properties officeooo:rsid="0022ab8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_36370224" text:style-name="Index_20_Link" text:visited-style-name="Index_20_Link">React Fundamentals<text:tab/>2</text:a></text:p>
          <text:p text:style-name="P2"><text:a xlink:type="simple" xlink:href="#__RefHeading___Toc3_36370224" text:style-name="Index_20_Link" text:visited-style-name="Index_20_Link">Section 1: React Elements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_36370224"/><text:soft-page-break/>React Fundamentals<text:bookmark-end text:name="__RefHeading___Toc1_36370224"/></text:h>
      <text:h text:style-name="P4" text:outline-level="2"><text:bookmark-start text:name="__RefHeading___Toc3_36370224"/>Section 1: React Elements<text:bookmark-end text:name="__RefHeading___Toc3_36370224"/></text:h>
      <text:p text:style-name="P3">Setting React Environment = <text:span text:style-name="T1">install the package </text:span><text:span text:style-name="T2">npm install create-react-app -g</text:span><text:span text:style-name="T1"> and then run the command </text:span><text:span text:style-name="T2">create-react-app tv-ser</text:span><text:span text:style-name="T3">i</text:span><text:span text:style-name="T2">es-app</text:span><text:span text:style-name="T1"> </text:span><text:span text:style-name="T4">then cd to the tv-series-app and run the command </text:span><text:span text:style-name="T3">npm start</text:span>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3:55:47.776000000</meta:creation-date>
    <dc:date>2024-02-01T14:36:27.072000000</dc:date>
    <meta:editing-duration>PT28M23S</meta:editing-duration>
    <meta:editing-cycles>7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6" meta:word-count="46" meta:character-count="301" meta:non-whitespace-character-count="261"/>
  </office:meta>
</office:document-meta>
</file>